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280605</text:p>
          </table:table-cell>
          <table:table-cell table:style-name="Tabla2.D3" office:value-type="string">
            <text:p text:style-name="P23">1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100 POLLIPAVOS FRANCES ROJO.<text:line-break/>200 POLLOS COBB.<text:line-break/><text:line-break/>PENDIENTES POR DESPACHAR<text:line-break/><text:line-break/>POR REGULARIZAR PAGO DE 180.00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14:31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